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1" style:family="table">
      <style:table-properties style:width="6.925in" table:align="margins"/>
    </style:style>
    <style:style style:name="Tabell1.A" style:family="table-column">
      <style:table-column-properties style:column-width="1.1542in" style:rel-column-width="10922*"/>
    </style:style>
    <style:style style:name="Tabell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1.F1" style:family="table-cell">
      <style:table-cell-properties fo:padding="0.0382in" fo:border="0.05pt solid #000000"/>
    </style:style>
    <style:style style:name="Tabell1.A2" style:family="table-cell">
      <style:table-cell-properties fo:padding="0.0382in" fo:border-left="0.05pt solid #000000" fo:border-right="none" fo:border-top="none" fo:border-bottom="0.05pt solid #000000"/>
    </style:style>
    <style:style style:name="Tabell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nb" fo:country="NO"/>
    </style:style>
    <style:style style:name="P2" style:family="paragraph" style:parent-style-name="Text_20_body">
      <style:text-properties fo:font-size="18pt" fo:language="nb" fo:country="NO" officeooo:rsid="0010421c" officeooo:paragraph-rsid="0010421c" style:font-size-asian="15.75pt" style:font-size-complex="18pt"/>
    </style:style>
    <style:style style:name="P3" style:family="paragraph" style:parent-style-name="Text_20_body">
      <style:text-properties fo:language="nb" fo:country="NO"/>
    </style:style>
    <style:style style:name="P4" style:family="paragraph" style:parent-style-name="Table_20_Contents">
      <style:text-properties fo:language="nb" fo:country="NO" fo:font-weight="bold" officeooo:rsid="0010421c" officeooo:paragraph-rsid="0010421c" style:font-weight-asian="bold" style:font-weight-complex="bold"/>
    </style:style>
    <style:style style:name="P5" style:family="paragraph" style:parent-style-name="Table_20_Contents">
      <style:text-properties fo:language="nb" fo:country="NO" fo:font-weight="bold" officeooo:rsid="0010ffa4" officeooo:paragraph-rsid="0010ffa4" style:font-weight-asian="bold" style:font-weight-complex="bold"/>
    </style:style>
    <style:style style:name="P6" style:family="paragraph" style:parent-style-name="Table_20_Contents">
      <style:text-properties fo:language="nb" fo:country="NO" officeooo:rsid="0010421c" officeooo:paragraph-rsid="0010421c"/>
    </style:style>
    <style:style style:name="P7" style:family="paragraph" style:parent-style-name="Table_20_Contents">
      <style:text-properties fo:language="nb" fo:country="NO" officeooo:rsid="0010ffa4" officeooo:paragraph-rsid="0010ffa4"/>
    </style:style>
    <style:style style:name="P8" style:family="paragraph" style:parent-style-name="Table_20_Contents">
      <style:text-properties fo:language="nb" fo:country="NO" officeooo:rsid="00123152" officeooo:paragraph-rsid="00123152"/>
    </style:style>
    <style:style style:name="T1" style:family="text">
      <style:text-properties officeooo:rsid="0010ffa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ystemtest</text:p>
      <text:p text:style-name="P3"/>
      <table:table table:name="Tabell1" table:style-name="Tabell1">
        <table:table-column table:style-name="Tabell1.A" table:number-columns-repeated="6"/>
        <table:table-row>
          <table:table-cell table:style-name="Tabell1.A1" office:value-type="string">
            <text:p text:style-name="P5">Krav #</text:p>
          </table:table-cell>
          <table:table-cell table:style-name="Tabell1.A1" office:value-type="string">
            <text:p text:style-name="P5">Krav</text:p>
          </table:table-cell>
          <table:table-cell table:style-name="Tabell1.A1" office:value-type="string">
            <text:p text:style-name="P4">Formål</text:p>
          </table:table-cell>
          <table:table-cell table:style-name="Tabell1.A1" office:value-type="string">
            <text:p text:style-name="P4">Tilstand</text:p>
          </table:table-cell>
          <table:table-cell table:style-name="Tabell1.A1" office:value-type="string">
            <text:p text:style-name="P4">Inndata</text:p>
          </table:table-cell>
          <table:table-cell table:style-name="Tabell1.F1" office:value-type="string">
            <text:p text:style-name="P4">Respons</text:p>
          </table:table-cell>
        </table:table-row>
        <table:table-row>
          <table:table-cell table:style-name="Tabell1.A2" office:value-type="string">
            <text:p text:style-name="P7">1</text:p>
          </table:table-cell>
          <table:table-cell table:style-name="Tabell1.A2" office:value-type="string">
            <text:p text:style-name="P7">Logge på</text:p>
          </table:table-cell>
          <table:table-cell table:style-name="Tabell1.A2" office:value-type="string">
            <text:p text:style-name="P7">Brukeren skal kunne logge på systemet med brukernavn og passord</text:p>
          </table:table-cell>
          <table:table-cell table:style-name="Tabell1.A2" office:value-type="string">
            <text:p text:style-name="P6">Ikke logget på</text:p>
          </table:table-cell>
          <table:table-cell table:style-name="Tabell1.A2" office:value-type="string">
            <text:p text:style-name="P6">Brukernavn og passord</text:p>
          </table:table-cell>
          <table:table-cell table:style-name="Tabell1.F2" office:value-type="string">
            <text:p text:style-name="P6">Brukeren blir logget inn</text:p>
          </table:table-cell>
        </table:table-row>
        <table:table-row>
          <table:table-cell table:style-name="Tabell1.A2" office:value-type="string">
            <text:p text:style-name="P7">2</text:p>
          </table:table-cell>
          <table:table-cell table:style-name="Tabell1.A2" office:value-type="string">
            <text:p text:style-name="P7">Legge inn avtale</text:p>
          </table:table-cell>
          <table:table-cell table:style-name="Tabell1.A2" office:value-type="string">
            <text:p text:style-name="P7">En bruker skal kunne legge inn en avtale til kalenderen sin.</text:p>
          </table:table-cell>
          <table:table-cell table:style-name="Tabell1.A2" office:value-type="string">
            <text:p text:style-name="P6">Logget på </text:p>
          </table:table-cell>
          <table:table-cell table:style-name="Tabell1.A2" office:value-type="string">
            <text:p text:style-name="P6">Start- og slutttidspunkt, alternativt Starttidspunkt og varighet.</text:p>
            <text:p text:style-name="P6">Beskrivelse.</text:p>
            <text:p text:style-name="P6">Evt. Sted</text:p>
          </table:table-cell>
          <table:table-cell table:style-name="Tabell1.F2" office:value-type="string">
            <text:p text:style-name="P6">Avtalen blir lagt til i systemet.</text:p>
          </table:table-cell>
        </table:table-row>
        <table:table-row>
          <table:table-cell table:style-name="Tabell1.A2" table:number-rows-spanned="5" office:value-type="string">
            <text:p text:style-name="P7">3</text:p>
          </table:table-cell>
          <table:table-cell table:style-name="Tabell1.A2" table:number-rows-spanned="5" office:value-type="string">
            <text:p text:style-name="P7">Håndtere møtedeltakere</text:p>
          </table:table-cell>
          <table:table-cell table:style-name="Tabell1.A2" office:value-type="string">
            <text:p text:style-name="P6"><text:span text:style-name="T1">3.1 </text:span>Legge til deltaker</text:p>
          </table:table-cell>
          <table:table-cell table:style-name="Tabell1.A2" office:value-type="string">
            <text:p text:style-name="P6">Logget på, laget avtale</text:p>
          </table:table-cell>
          <table:table-cell table:style-name="Tabell1.A2" office:value-type="string">
            <text:p text:style-name="P6">Person</text:p>
          </table:table-cell>
          <table:table-cell table:style-name="Tabell1.F2" office:value-type="string">
            <text:p text:style-name="P6">Personen er lagt til, og får en invitasjon i sin kalender</text:p>
          </table:table-cell>
        </table:table-row>
        <table:table-row>
          <table:covered-table-cell/>
          <table:covered-table-cell/>
          <table:table-cell table:style-name="Tabell1.A2" office:value-type="string">
            <text:p text:style-name="P6"><text:span text:style-name="T1">3.2 </text:span>Fjerne deltaker</text:p>
          </table:table-cell>
          <table:table-cell table:style-name="Tabell1.A2" office:value-type="string">
            <text:p text:style-name="P6">Logget på. Laget avtale, invitert minst en person</text:p>
          </table:table-cell>
          <table:table-cell table:style-name="Tabell1.A2" office:value-type="string">
            <text:p text:style-name="P6">Person</text:p>
          </table:table-cell>
          <table:table-cell table:style-name="Tabell1.F2" office:value-type="string">
            <text:p text:style-name="P6">Personen blir fjernet fra avtalen.</text:p>
          </table:table-cell>
        </table:table-row>
        <table:table-row>
          <table:covered-table-cell/>
          <table:covered-table-cell/>
          <table:table-cell table:style-name="Tabell1.A2" office:value-type="string">
            <text:p text:style-name="P6"><text:span text:style-name="T1">3.3 </text:span>Bekrefte deltagelse</text:p>
          </table:table-cell>
          <table:table-cell table:style-name="Tabell1.A2" office:value-type="string">
            <text:p text:style-name="P6">Logget på, blitt invitert til en avtale</text:p>
          </table:table-cell>
          <table:table-cell table:style-name="Tabell1.A2" office:value-type="string">
            <text:p text:style-name="P6">Ja</text:p>
          </table:table-cell>
          <table:table-cell table:style-name="Tabell1.F2" office:value-type="string">
            <text:p text:style-name="P6">Oppretteren av avtalen ser at <text:span text:style-name="T1">personen </text:span>deltar, og <text:span text:style-name="T1">personen</text:span> som deltar får avtalen lagt til i kalenderen sin</text:p>
          </table:table-cell>
        </table:table-row>
        <table:table-row>
          <table:covered-table-cell/>
          <table:covered-table-cell/>
          <table:table-cell table:style-name="Tabell1.A2" office:value-type="string">
            <text:p text:style-name="P6"><text:span text:style-name="T1">3.4 </text:span>Avkrefte deltagelse</text:p>
          </table:table-cell>
          <table:table-cell table:style-name="Tabell1.A2" office:value-type="string">
            <text:p text:style-name="P6">Logget på, blitt invitert til en avtale</text:p>
          </table:table-cell>
          <table:table-cell table:style-name="Tabell1.A2" office:value-type="string">
            <text:p text:style-name="P6">Nei</text:p>
          </table:table-cell>
          <table:table-cell table:style-name="Tabell1.F2" office:value-type="string">
            <text:p text:style-name="P6">Oppretteren av avtalen ser at personen ikke deltar.</text:p>
          </table:table-cell>
        </table:table-row>
        <table:table-row>
          <table:covered-table-cell/>
          <table:covered-table-cell/>
          <table:table-cell table:style-name="Tabell1.A2" office:value-type="string">
            <text:p text:style-name="P7">3.5 Skjul avkreftet avtale</text:p>
          </table:table-cell>
          <table:table-cell table:style-name="Tabell1.A2" office:value-type="string">
            <text:p text:style-name="P7">Logget på. Har avkreftet en avtale</text:p>
          </table:table-cell>
          <table:table-cell table:style-name="Tabell1.A2" office:value-type="string">
            <text:p text:style-name="P7">Avtale</text:p>
          </table:table-cell>
          <table:table-cell table:style-name="Tabell1.F2" office:value-type="string">
            <text:p text:style-name="P7">Avtalen vises ikke lenger i brukerens kalender</text:p>
          </table:table-cell>
        </table:table-row>
        <table:table-row>
          <table:table-cell table:style-name="Tabell1.A2" office:value-type="string">
            <text:p text:style-name="P7">4</text:p>
          </table:table-cell>
          <table:table-cell table:style-name="Tabell1.A2" office:value-type="string">
            <text:p text:style-name="P7">Endre avtale</text:p>
          </table:table-cell>
          <table:table-cell table:style-name="Tabell1.A2" office:value-type="string">
            <text:p text:style-name="P7">En bruker skal kunne endre alle feltene i avtalen sin.</text:p>
          </table:table-cell>
          <table:table-cell table:style-name="Tabell1.A2" office:value-type="string">
            <text:p text:style-name="P7">Logget på. Har opprettet en avtale.</text:p>
          </table:table-cell>
          <table:table-cell table:style-name="Tabell1.A2" office:value-type="string">
            <text:p text:style-name="P7">Ikke obligatorisk: Start- og sluttidspunkt / Start og varighet. <text:soft-page-break/>Beskrivelse.</text:p>
            <text:p text:style-name="P7">Sted.</text:p>
          </table:table-cell>
          <table:table-cell table:style-name="Tabell1.F2" office:value-type="string">
            <text:p text:style-name="P7">Avtalen blir endret, og alle deltakere blir varslet om endringen.</text:p>
          </table:table-cell>
        </table:table-row>
        <table:table-row>
          <table:table-cell table:style-name="Tabell1.A2" office:value-type="string">
            <text:p text:style-name="P7">5</text:p>
          </table:table-cell>
          <table:table-cell table:style-name="Tabell1.A2" office:value-type="string">
            <text:p text:style-name="P7">Slette avtale</text:p>
          </table:table-cell>
          <table:table-cell table:style-name="Tabell1.A2" office:value-type="string">
            <text:p text:style-name="P8">Etter at en bruker har opprettet en avtale skal han kunne slette den</text:p>
          </table:table-cell>
          <table:table-cell table:style-name="Tabell1.A2" office:value-type="string">
            <text:p text:style-name="P7">Logget på. Har opprettet en avtale</text:p>
          </table:table-cell>
          <table:table-cell table:style-name="Tabell1.A2" office:value-type="string">
            <text:p text:style-name="P7">Avtale</text:p>
          </table:table-cell>
          <table:table-cell table:style-name="Tabell1.F2" office:value-type="string">
            <text:p text:style-name="P7">Avtalen blir fjernet fra alle inviterte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12:46:12.631506825</meta:creation-date>
    <dc:date>2014-02-27T13:23:36.455436564</dc:date>
    <meta:editing-duration>PT2M8S</meta:editing-duration>
    <meta:editing-cycles>1</meta:editing-cycles>
    <meta:document-statistic meta:table-count="1" meta:image-count="0" meta:object-count="0" meta:page-count="2" meta:paragraph-count="56" meta:word-count="239" meta:character-count="1433" meta:non-whitespace-character-count="1249"/>
    <meta:generator>LibreOffice/4.1.5.3$Linux_X86_64 LibreOffice_project/410m0$Build-3</meta:generator>
  </office:meta>
</office:document-meta>
</file>